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2737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a2737" officeooo:paragraph-rsid="000a2737" style:font-weight-asian="bold" style:font-weight-complex="bold"/>
    </style:style>
    <style:style style:name="P4" style:family="paragraph" style:parent-style-name="Standard">
      <style:text-properties fo:font-weight="bold" officeooo:paragraph-rsid="000a2737" style:font-weight-asian="bold" style:font-weight-complex="bold"/>
    </style:style>
    <style:style style:name="T1" style:family="text">
      <style:text-properties officeooo:rsid="000a2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endenc<text:span text:style-name="T1">ies</text:span>:</text:p>
      <text:p text:style-name="Standard">-Python 3</text:p>
      <text:p text:style-name="P2">Python modules <text:span text:style-name="T1">to install</text:span>:</text:p>
      <text:p text:style-name="Standard">-pyperclip</text:p>
      <text:p text:style-name="Standard">-mss</text:p>
      <text:p text:style-name="Standard">-keyboard </text:p>
      <text:p text:style-name="Standard">-PIL </text:p>
      <text:p text:style-name="Standard"/>
      <text:p text:style-name="P3">How to use it ?</text:p>
      <text:p text:style-name="Standard">1. Run the script in a (Python) shell </text:p>
      <text:p text:style-name="Standard">2. Make a screen shot by using the shortcut (ctrl+space by default) and choose a rectangle with the mouse in the frozen screen.</text:p>
      <text:p text:style-name="Standard">3. The paperclip contains the LaTex code to include the image.</text:p>
      <text:p text:style-name="Standard">4. Go back to to step 3 if necessary</text:p>
      <text:p text:style-name="Standard"/>
      <text:p text:style-name="P4">Note<text:span text:style-name="T1">s</text:span>: </text:p>
      <text:p text:style-name="P1">-you can change the parameters (file paths, defaults names,s<text:span text:style-name="T1">hortcut</text:span>...) in the script</text:p>
      <text:p text:style-name="P1">-<text:span text:style-name="T1">the best way to use it is to create a copy of the script in the image directory of the latex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5:53:50.566000000</meta:creation-date>
    <dc:date>2019-04-22T15:56:40.983000000</dc:date>
    <meta:editing-duration>PT2M51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5" meta:word-count="102" meta:character-count="549" meta:non-whitespace-character-count="458"/>
  </office:meta>
</office:document-meta>
</file>